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rsary Mashinani Portal - Software Requirements Specification (SRS)</text:h>
      <text:h text:style-name="Heading_20_2" text:outline-level="2">1. Introduction</text:h>
      <text:h text:style-name="Heading_20_3" text:outline-level="3">1.1 Purpose</text:h>
      <text:p text:style-name="Text_20_body">This document outlines the requirements for the development of the vibrant and user-centric Bursary Mashinani portal. The primary goal is to enhance the bursary application experience and provide an intuitive platform for tracking progress.</text:p>
      <text:h text:style-name="Heading_20_3" text:outline-level="3">1.2 Scope</text:h>
      <text:p text:style-name="Text_20_body">The Bursary Mashinani portal will feature a visually appealing landing page, an interactive application process, seamless progress tracking, and detailed report generation. The focus is on creating an engaging user interface while ensuring the accuracy and security of user data.</text:p>
      <text:h text:style-name="Heading_20_2" text:outline-level="2">2. Landing Page</text:h>
      <text:h text:style-name="Heading_20_3" text:outline-level="3">2.1 User Interaction</text:h>
      <text:h text:style-name="Heading_20_4" text:outline-level="4">2.1.1 Navigating to the Portal</text:h>
      <text:p text:style-name="Text_20_body">Users can immerse themselves in the Bursary Mashinani experience by accessing the portal through a captivating and easily remembered URL.</text:p>
      <text:h text:style-name="Heading_20_4" text:outline-level="4">2.1.2 Displaying Application Status</text:h>
      <text:p text:style-name="Text_20_body">The landing page welcomes users with dynamic visuals and displays the real-time status of ongoing bursary applications for the current financial year.</text:p>
      <text:h text:style-name="Heading_20_4" text:outline-level="4">2.1.3 Options Available</text:h>
      <text:p text:style-name="Text_20_body">Users are presented with two distinctive and vibrant options:</text:p>
      <text:list text:style-name="L1">
        <text:list-item>
          <text:p text:style-name="P2">"Apply" (Energizing Blue Button): Transports the user to the exciting application journey.</text:p>
        </text:list-item>
        <text:list-item>
          <text:p text:style-name="P1">"Track Progress" (Invigorating Green Button): Directs the user to a page filled with anticipation for tracking application progress.</text:p>
        </text:list-item>
      </text:list>
      <text:h text:style-name="Heading_20_2" text:outline-level="2">3. Apply for Bursary</text:h>
      <text:h text:style-name="Heading_20_3" text:outline-level="3">3.1 User Interaction</text:h>
      <text:h text:style-name="Heading_20_4" text:outline-level="4">3.1.1 Redirect to Application Page</text:h>
      <text:p text:style-name="Text_20_body">Clicking the "Apply" button initiates an animated transition, guiding the user seamlessly to the heart of the application process.</text:p>
      <text:h text:style-name="Heading_20_4" text:outline-level="4"><text:soft-page-break/>3.1.2 Tertiary Institution Selection</text:h>
      <text:p text:style-name="Text_20_body">Users are greeted with a visually stunning dropdown adorned with a captivating blue border to select their Tertiary Institution type.</text:p>
      <text:h text:style-name="Heading_20_4" text:outline-level="4">3.1.3 Personal Details Entry</text:h>
      <text:p text:style-name="Text_20_body">On the final page, users embark on a user-friendly journey, entering vital details surrounded by an aura of excitement:</text:p>
      <text:list text:style-name="L2">
        <text:list-item>
          <text:p text:style-name="P4">Valid National ID Number (Illuminating Blue Input Box).</text:p>
        </text:list-item>
        <text:list-item>
          <text:p text:style-name="P4">Valid Student Registration Number (Illuminating Blue Input Box).</text:p>
        </text:list-item>
        <text:list-item>
          <text:p text:style-name="P4">Valid Institution Name (Dropdown with a Radiant Blue Border).</text:p>
        </text:list-item>
        <text:list-item>
          <text:p text:style-name="P3">Valid Institution Account Number (Dropdown with a Radiant Blue Border).</text:p>
        </text:list-item>
      </text:list>
      <text:h text:style-name="Heading_20_2" text:outline-level="2">4. Personal Details Page</text:h>
      <text:h text:style-name="Heading_20_3" text:outline-level="3">4.1 User Interaction</text:h>
      <text:h text:style-name="Heading_20_4" text:outline-level="4">4.1.1 Data Validation</text:h>
      <text:p text:style-name="Text_20_body">The system, like a vigilant guide, ensures the accuracy of entered National ID and Student Registration Number, creating a sense of trust and security.</text:p>
      <text:h text:style-name="Heading_20_4" text:outline-level="4">4.1.2 Eligibility Verification</text:h>
      <text:p text:style-name="Text_20_body">The system, akin to a wise mentor, verifies eligibility and voter registration in Kisumu West Constituency, making the user feel supported.</text:p>
      <text:h text:style-name="Heading_20_4" text:outline-level="4">4.1.3 Field Validation</text:h>
      <text:p text:style-name="Text_20_body">The user is gently guided through the process, with any missteps met by encouraging error messages (Empowering Red Text) displayed with empathy.</text:p>
      <text:h text:style-name="Heading_20_4" text:outline-level="4">4.1.4 Single Application</text:h>
      <text:p text:style-name="Text_20_body">Users are assured of a fair and transparent process, allowing National ID and Student Registration Number usage only once per financial year.</text:p>
      <text:h text:style-name="Heading_20_2" text:outline-level="2">5. Submission Options</text:h>
      <text:h text:style-name="Heading_20_3" text:outline-level="3">5.1 User Interaction</text:h>
      <text:h text:style-name="Heading_20_4" text:outline-level="4">5.1.1 Submission Process</text:h>
      <text:p text:style-name="Text_20_body">Users embark on a triumphant journey by clicking the "Submit" button (Triumphant Green Button) to complete the application process.</text:p>
      <text:h text:style-name="Heading_20_4" text:outline-level="4">5.1.2 Abort Application</text:h>
      <text:p text:style-name="Text_20_body">A reassuring "Cancel" button (Comforting Red Button) allows users to gracefully exit the process if needed.</text:p>
      <text:h text:style-name="Heading_20_4" text:outline-level="4"><text:soft-page-break/>5.1.3 Clear Fields</text:h>
      <text:p text:style-name="Text_20_body">The "Clear" button (Soothing Gray Button) provides a reset option, offering users a chance to start anew.</text:p>
      <text:h text:style-name="Heading_20_4" text:outline-level="4">5.1.4 Validation Checks</text:h>
      <text:p text:style-name="Text_20_body">Before the grand submission, the system ensures every detail is in place, guiding users to address any issues with a gentle touch.</text:p>
      <text:h text:style-name="Heading_20_2" text:outline-level="2">6. Application Success</text:h>
      <text:h text:style-name="Heading_20_3" text:outline-level="3">6.1 System Process</text:h>
      <text:h text:style-name="Heading_20_4" text:outline-level="4">6.1.1 Unique Serial Number</text:h>
      <text:p text:style-name="Text_20_body">Upon success, the system presents users with a dazzling 8-alphanumeric character serial number, as unique as their journey.</text:p>
      <text:h text:style-name="Heading_20_4" text:outline-level="4">6.1.2 Encryption</text:h>
      <text:p text:style-name="Text_20_body">This magical serial number is then encrypted using the sophisticated RSA encryption algorithm, creating an aura of exclusivity.</text:p>
      <text:h text:style-name="Heading_20_4" text:outline-level="4">6.1.3 Success Message</text:h>
      <text:p text:style-name="Text_20_body">A jubilant success message (Joyous Green Text) reveals the decrypted serial number, creating a moment of celebration.</text:p>
      <text:h text:style-name="Heading_20_4" text:outline-level="4">6.1.4 Serial Number Save Option</text:h>
      <text:p text:style-name="Text_20_body">Users are given the power to capture this moment by saving the serial number as a vibrant png or pdf for future reference.</text:p>
      <text:h text:style-name="Heading_20_2" text:outline-level="2">7. Track Progress</text:h>
      <text:h text:style-name="Heading_20_3" text:outline-level="3">7.1 User Interaction</text:h>
      <text:h text:style-name="Heading_20_4" text:outline-level="4">7.1.1 Redirect to Tracking Page</text:h>
      <text:p text:style-name="Text_20_body">With a sense of anticipation, clicking "Track Progress" (Eager Green Button) guides users to a dedicated page to trace their application's journey.</text:p>
      <text:h text:style-name="Heading_20_2" text:outline-level="2">8. Progress Tracking Page</text:h>
      <text:h text:style-name="Heading_20_3" text:outline-level="3">8.1 User Interaction</text:h>
      <text:h text:style-name="Heading_20_4" text:outline-level="4">8.1.1 Serial Number Entry</text:h>
      <text:p text:style-name="Text_20_body">Users, armed with their unique serial number, confidently enter the 8-alphanumeric code generated during the application, ready to unveil their progress.</text:p>
      <text:h text:style-name="Heading_20_4" text:outline-level="4"><text:soft-page-break/>8.1.2 Record Check</text:h>
      <text:p text:style-name="Text_20_body">The system, acting as a loyal companion, checks if the serial number matches records in the Successful Applications database, fostering a sense of reliability.</text:p>
      <text:h text:style-name="Heading_20_2" text:outline-level="2">9. Generate Report</text:h>
      <text:h text:style-name="Heading_20_3" text:outline-level="3">9.1 System Process</text:h>
      <text:h text:style-name="Heading_20_4" text:outline-level="4">9.1.1 Match Found</text:h>
      <text:p text:style-name="Text_20_body">When a match is found, the system crafts a comprehensive report, capturing the essence of the user's success story with details like a skilled artist.</text:p>
      <text:h text:style-name="Heading_20_2" text:outline-level="2">10. Report Options</text:h>
      <text:h text:style-name="Heading_20_3" text:outline-level="3">10.1 User Interaction</text:h>
      <text:h text:style-name="Heading_20_4" text:outline-level="4">10.1.1 Save Report</text:h>
      <text:p text:style-name="Text_20_body">Users, feeling like curators of their achievements, can save the report as a masterpiece pdf (Artistic Blue Button) for future admiration.</text:p>
      <text:h text:style-name="Heading_20_4" text:outline-level="4">10.1.2 Error Handling</text:h>
      <text:p text:style-name="Text_20_body">Should the serial number elude recognition, a compassionate error message (Caring Red Text) appears, gently guiding the user back to the portal's warm embrace.</text:p>
      <text:h text:style-name="Heading_20_2" text:outline-level="2">11. UI/UX Recommendations</text:h>
      <text:h text:style-name="Heading_20_3" text:outline-level="3">11.1 Design</text:h>
      <text:list text:style-name="L3">
        <text:list-item>
          <text:p text:style-name="P5">Immerse users in a visually enchanting experience with a captivating blue and white color scheme.</text:p>
        </text:list-item>
      </text:list>
      <text:h text:style-name="Heading_20_3" text:outline-level="3">11.2 Error Handling</text:h>
      <text:list text:style-name="L4">
        <text:list-item>
          <text:p text:style-name="P6">Craft clear and empathetic error messages in red for better visibility.</text:p>
        </text:list-item>
      </text:list>
      <text:h text:style-name="Heading_20_3" text:outline-level="3">11.3 Interactive Elements</text:h>
      <text:list text:style-name="L5">
        <text:list-item>
          <text:p text:style-name="P7">Enchant users with intuitive icons for actions like submit, cancel, and clear.</text:p>
        </text:list-item>
      </text:list>
      <text:h text:style-name="Heading_20_3" text:outline-level="3">11.4 Responsiveness</text:h>
      <text:list text:style-name="L6">
        <text:list-item>
          <text:p text:style-name="P8">Ensure a responsive design for a seamless user experience across devices.</text:p>
        </text:list-item>
      </text:list>
      <text:h text:style-name="Heading_20_3" text:outline-level="3">11.5 Progress Indicators</text:h>
      <text:list text:style-name="L7">
        <text:list-item>
          <text:p text:style-name="P9">Illuminate the path with a dynamic Blue Progress Bar during lengthy processes to keep users engaged.</text:p>
        </text:list-item>
      </text:list>
      <text:h text:style-name="Heading_20_3" text:outline-level="3"><text:soft-page-break/>11.6 Guidance</text:h>
      <text:list text:style-name="L8">
        <text:list-item>
          <text:p text:style-name="P10">Accompany users through complex processes with informative tooltips or enchanting info icons.</text:p>
        </text:list-item>
      </text:list>
      <text:h text:style-name="Heading_20_3" text:outline-level="3">11.7 Readability</text:h>
      <text:list text:style-name="L9">
        <text:list-item>
          <text:p text:style-name="P11">Choose a user-friendly font (Arial or Roboto) and create an open, airy layout for optimal readability.</text:p>
        </text:list-item>
      </text:list>
      <text:h text:style-name="Heading_20_3" text:outline-level="3">11.8 Navigation</text:h>
      <text:list text:style-name="L10">
        <text:list-item>
          <text:p text:style-name="P12">Foster easy navigation between sections, ensuring users glide effortlessly through their bursary journey.<text:bookmark text:name="prompt-textare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22:39:33.735610398</meta:creation-date>
    <dc:date>2024-02-13T22:39:58.057526988</dc:date>
    <meta:editing-duration>PT31S</meta:editing-duration>
    <meta:editing-cycles>1</meta:editing-cycles>
    <meta:document-statistic meta:table-count="0" meta:image-count="0" meta:object-count="0" meta:page-count="5" meta:paragraph-count="95" meta:word-count="921" meta:character-count="6120" meta:non-whitespace-character-count="5308"/>
    <meta:generator>LibreOffice/7.4.7.2$Linux_X86_64 LibreOffice_project/40$Build-2</meta:generator>
  </office:meta>
</office:document-meta>
</file>